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Noto Serif" svg:font-family="'Noto Serif'" style:font-family-generic="roman" style:font-pitch="variable"/>
  </office:font-face-decls>
  <office:automatic-styles>
    <style:style style:name="P1" style:family="paragraph" style:parent-style-name="Standard">
      <style:paragraph-properties fo:text-align="center" style:justify-single-word="false"/>
      <style:text-properties style:font-name="Noto Sans" fo:font-size="20pt" style:text-underline-style="solid" style:text-underline-width="auto" style:text-underline-color="font-color" fo:font-weight="bold" officeooo:rsid="000ecf16" officeooo:paragraph-rsid="000ecf16"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Noto Sans" fo:font-size="12pt" style:text-underline-style="none" fo:font-weight="normal" officeooo:rsid="000ecf16" officeooo:paragraph-rsid="000ecf1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Noto Sans" fo:font-size="12pt" style:text-underline-style="none" fo:font-weight="normal" officeooo:rsid="0010903c" officeooo:paragraph-rsid="0010903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Noto Sans" fo:font-size="14pt" style:text-underline-style="solid" style:text-underline-width="auto" style:text-underline-color="font-color" fo:font-weight="normal" officeooo:rsid="000ecf16" officeooo:paragraph-rsid="000ecf1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Noto Sans" fo:font-size="14pt" style:text-underline-style="solid" style:text-underline-width="auto" style:text-underline-color="font-color" fo:font-weight="normal" officeooo:rsid="0010903c" officeooo:paragraph-rsid="0010903c"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Noto Sans" fo:font-size="14pt" style:text-underline-style="solid" style:text-underline-width="auto" style:text-underline-color="font-color" fo:font-weight="normal" officeooo:rsid="000ecf16" officeooo:paragraph-rsid="000ecf16" style:font-size-asian="14pt" style:font-weight-asian="normal" style:font-size-complex="14pt" style:font-weight-complex="normal"/>
    </style:style>
    <style:style style:name="T1" style:family="text">
      <style:text-properties officeooo:rsid="001090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ümee-Schach</text:p>
      <text:p text:style-name="P2"/>
      <text:p text:style-name="P4">Projekteinteilung:</text:p>
      <text:p text:style-name="P2">Die Aufgabenverteilung ist uns beiden recht gut gelungen, in welcher beide etwa gleich große Hürden bewältigen musste.</text:p>
      <text:p text:style-name="P2"/>
      <text:p text:style-name="P4">Zeitmanagement:</text:p>
      <text:p text:style-name="P2">Mit dem Anfang vor etwas mehr als 2 Monaten hat die Zeit dieses Projekt zu erstellen gut ausgereicht, mit dem Glück, dass wir noch die Ferien hatten, wo der Hauptteil der Arbeit stattfand. Uns ist aber bewusst, dass wir beim nächsten mal früher anfangen sollten, um mit weniger Stress dieses Projekt bewältigen zu können.</text:p>
      <text:p text:style-name="P2"/>
      <text:p text:style-name="P4">Partnerwahl:</text:p>
      <text:p text:style-name="P2">Wir beide konnten gut Zusammenarbeiten, da wir uns auch persönlich recht gut verstehen und dieses Projekt nur positives in unsere Freundschaft gebracht hat. Somit sind wir uns einig, dass wir kein Problem hätten, ein weiteres Projekt zusammen zu machen, da wir nun als Team besser geworden sind.</text:p>
      <text:p text:style-name="P2"/>
      <text:p text:style-name="P4">Art der Zusammenarbeit:</text:p>
      <text:p text:style-name="P2">Wir hatten anfangs vor unser Projekt über „GitHub“ zu bewältigen, das Problem daran war, dass wir beide sehr unerfahren darin waren und es auch noch sind. Daran möchten wir aber natürlich arbeiten und wollen beim nächsten mal noch effizienter beim Erstellen einer Software sein. Bei diesem Projekt lief es leider doch darauf hinaus, dass wir uns gegenseitig ZIP-Dateien geschickt haben, und dazu schreiben mussten, was wir nun verändert haben. Getroffen um das Projekt lokal zusammen zu machen, haben wir uns jedoch nicht, da bei uns beiden in dieser gesamten Zeit nicht genug Zeit hatten, um uns zu treffen und wirklich produktiv mehrere Stunden am Projekt zu arbeiten.</text:p>
      <text:p text:style-name="P2"/>
      <text:p text:style-name="P4">Entwicklungsumgebung:</text:p>
      <text:p text:style-name="P2">Wir beide hatten die Entwicklungsumgebung „Visual Studio Code“ benutzt, da es uns ermöglicht Lag-frei an diesem großem Projekt zu arbeiten, auch erleichtert diese Umgebung, das finden von unnötigen Code, da es beispielsweise anzeigt, ob eine Variable überhaupt genutzt wird und durch das anklicken einer Methode, wird gezeigt wo im Code sie benutzt wird und wo sie dekliniert wurde.</text:p>
      <text:p text:style-name="P2"/>
      <text:p text:style-name="P4">Technische Herausforderungen:</text:p>
      <text:p text:style-name="P2">Es gab beim Implementieren von Schach und Schach-Matt die Herausforderung, wie wir es schaffen, dies herauszufinden. Unsere Lösung war es letztendlich, neben den 2D-Feldern für die Graphik und die Logik, noch ein weiteres 2D-Feld zu erstellen, welches nur für die Erfassung von Schach und Schach-Matt zuständig ist.</text:p>
      <text:p text:style-name="P2"/>
      <text:p text:style-name="P4"><text:soft-page-break/>Lernprozesse:</text:p>
      <text:p text:style-name="P2">Beim Programmieren haben wir wirklich verstanden und gelernt, dass man auf alles Rücksicht nehmen muss, da eine kleine Änderung, sofort alles kaputt machen kann. Auch lernten wir, dass man bevor man überhaupt ziehen konnte (bzw. irgendwas machen kann) alles prüfen muss, da es sonst zu unerwünschten Fehlern kommen kann.</text:p>
      <text:p text:style-name="P2"/>
      <text:p text:style-name="P6">Ergebnisse:</text:p>
      <text:p text:style-name="P2">Wir beiden schafften es alle von uns selbst geforderten Wünsche zu erfüllen, was uns beiden auch zeigte, dass wir zu solch großen Aufgaben imstande sind und sind nun entsprechend bereit ein weiteres, vielleicht <text:span text:style-name="T1">ein </text:span>noch größeres Projekt zu beginnen.</text:p>
      <text:p text:style-name="P2"/>
      <text:p text:style-name="P5">Mögliche Verbesserungen:</text:p>
      <text:p text:style-name="P3">Ein großer Punkt, der schon genannt wurde, den wir verbessern möchten, ist unser Verständnis von „GitHub“, da dies die Arbeit um einiges erleichtern würde.</text:p>
      <text:p text:style-name="P3">Ein weiterer kleinerer Punkt ist, dass wir beide unterschiedliche Denkweisen haben, die es teilweise erschwerten unsere Ideen dem anderem zu verdeutlichen, da man das natürlich nicht sonderlich verbessern kann, sollten wir beim nächsten mal früher anfangen, um mehr Zeit für gegenseitige Erklärungen zu hab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5T12:03:53.678000000</meta:creation-date>
    <dc:date>2024-06-25T12:59:18.638000000</dc:date>
    <meta:editing-duration>PT55M25S</meta:editing-duration>
    <meta:editing-cycles>2</meta:editing-cycles>
    <meta:generator>LibreOffice/7.6.6.3$Windows_X86_64 LibreOffice_project/d97b2716a9a4a2ce1391dee1765565ea469b0ae7</meta:generator>
    <meta:document-statistic meta:table-count="0" meta:image-count="0" meta:object-count="0" meta:page-count="2" meta:paragraph-count="20" meta:word-count="500" meta:character-count="3314" meta:non-whitespace-character-count="2834"/>
  </office:meta>
</office:document-meta>
</file>